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here.</text:p>
          </table:table-cell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hat a recept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 office:value-type="string">
            <text:p>Rookie Maid
“I've finished cleaning the floor... *squirm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 office:value-type="string">
            <text:p>Rookie Maid
“U-Umm... senpai, may I take a short break...?
*fidget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 office:value-type="string">
            <text:p>Experienced Maid
“What are you saying? There's so much to do
and so little time. We simply cannot afford
to take a break now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 office:value-type="string">
            <text:p>Rookie Maid
“Ugh... o-okay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 office:value-type="string">
            <text:p>Experienced Maid
“(Beautiful... what a delicious expression...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 office:value-type="string">
            <text:p>Experienced Maid
“(Trying so hard to hide your desperation that
all the tension in your body is going to your
legs...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 office:value-type="string">
            <text:p>Experienced Maid
“(I'm going to dote on you to my heart's
content, today!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 office:value-type="string">
            <text:p>Experienced Maid
“Follow me. We shall be cleaning the party
hall, next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 office:value-type="string">
            <text:p>Rookie Maid
“(Uuuh... I-I'll just have to hold it...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 office:value-type="string">
            <text:p>Experienced Maid
“(Upupu... looks like she's in a tight spot...
fufu...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